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Przykład inżynierii equestriańskiej w postaci obieraczki do jabłek prawie uniemożliwił mi obejrzenie odcinka do końca, gdyż zacząłem rozmyślać, jak to działa. Na szczęście opanowałem się i skończyłem epizod, gdzie w końcu znalazł się utwór, który nie chce przestać mi grać w głowie. Cała muzyczna reszta też nie ma czego się wstydzić. Wracając zaś do opowieści, to mamy fajny koncept powracania na zapomniany szlak, który porzuciło się dla kariery. Czasami okazuje się, że własna naturalność jest najlepszym, co możemy robić. Być może to samo osiągniemy szybciej, gdy będziemy robić to pod czyjeś dyktando. Ale prędzej czy później wyjdzie, że nie czujemy się dobrze sami ze sobą. Cały odcinek oceniam bardzo dobrze i dla mnie jest jednym z najlepszych w całym sezonie. <text:s/></text:p>
      <text:p text:style-name="P1"/>
      <text:p text:style-name="P1">Dolar84</text:p>
      <text:p text:style-name="P1">Wspaniały odcinek! Zaczynając od wspominek AJ, przez wejście godne Kleopatry, poprzez całą fabułę, aż po zaiste doskonałe piosenki. W tym odcinku nie znalazłem niczego, co by mi się nie podobało – jest po prostu idealnie. Nawet antagonista wypadł dobrze – co prawda spodziewałem się usłyszeć sakramentalne „You’re fired!”, ale jego wyjście i tak było świetne. Szczególnie że wyszedł na totalnego durnia, co się takim typom często zdarza. Ogólnie – naprawdę fantastyczny epizod, do którego jeszcze z pewnością wrócę.</text:p>
      <text:p text:style-name="P1"/>
      <text:p text:style-name="P1">aTOM</text:p>
      <text:p text:style-name="P1">Co prawda przeboje a’la Lady Gaga odrzucają mnie z reguły na dość sporą odległość, ale motyw przesadnego ukazania życia za kulisami i wyśmiania niektórych rzeczy przykuł moją uwagę na tyle, żebym odcinek uznał za całkiem dobry. Sądziłem jednak, że najmilej będę wspominał koń(hehe)cówkę, zwłaszcza gdy ujrzałem pianino, ale… kurczę, czegoś mi brakowało w piosence Rarary. Była dobra, ale nie genialna, jak na to liczyłem. Mimo to odcinek liczę jak najbardziej na plus. I szacun dla Pinkie, że dzielnie znosiła kolejne zachcianki menadżera, zamiast go przerobić na babecz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19:01:52.729000000</dc:date>
    <meta:editing-duration>PT20S</meta:editing-duration>
    <meta:document-statistic meta:table-count="0" meta:image-count="0" meta:object-count="0" meta:page-count="1" meta:paragraph-count="6" meta:word-count="285" meta:character-count="1876" meta:non-whitespace-character-count="1592"/>
  </office:meta>
</office:document-meta>
</file>